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ce3c" officeooo:paragraph-rsid="0002ce3c"/>
    </style:style>
    <style:style style:name="P2" style:family="paragraph" style:parent-style-name="Standard">
      <style:paragraph-properties fo:text-align="center" style:justify-single-word="false"/>
      <style:text-properties fo:font-weight="bold" officeooo:rsid="0002ce3c" officeooo:paragraph-rsid="0002ce3c" style:font-weight-asian="bold" style:font-weight-complex="bold"/>
    </style:style>
    <style:style style:name="P3" style:family="paragraph" style:parent-style-name="Standard">
      <style:paragraph-properties fo:text-align="justify" style:justify-single-word="false"/>
      <style:text-properties fo:font-weight="bold" officeooo:rsid="0002ce3c" officeooo:paragraph-rsid="0002ce3c" style:font-weight-asian="bold" style:font-weight-complex="bold"/>
    </style:style>
    <style:style style:name="P4" style:family="paragraph" style:parent-style-name="Standard">
      <style:paragraph-properties fo:text-align="justify" style:justify-single-word="false"/>
      <style:text-properties fo:font-weight="normal" officeooo:rsid="0002ce3c" officeooo:paragraph-rsid="0002ce3c" style:font-weight-asian="normal" style:font-weight-complex="normal"/>
    </style:style>
    <style:style style:name="P5" style:family="paragraph" style:parent-style-name="Standard">
      <style:paragraph-properties fo:text-align="justify" style:justify-single-word="false"/>
      <style:text-properties fo:font-style="normal" fo:font-weight="normal" officeooo:rsid="0002ce3c" officeooo:paragraph-rsid="0002ce3c"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bold" officeooo:rsid="0002ce3c" officeooo:paragraph-rsid="0002ce3c"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weight="normal" officeooo:rsid="00060683" officeooo:paragraph-rsid="00060683"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bold" officeooo:rsid="0006c747" officeooo:paragraph-rsid="0006c747"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list-style-name="L1">
      <style:paragraph-properties fo:text-align="justify" style:justify-single-word="false"/>
      <style:text-properties officeooo:paragraph-rsid="0006c747"/>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1"/>
    <style:style style:name="P14" style:family="paragraph" style:parent-style-name="Text_20_body">
      <style:text-properties officeooo:paragraph-rsid="0009d0a6"/>
    </style:style>
    <style:style style:name="T1" style:family="text">
      <style:text-properties fo:language="es" fo:country="CO"/>
    </style:style>
    <style:style style:name="T2" style:family="text">
      <style:text-properties fo:font-style="italic" style:font-style-asian="italic" style:font-style-complex="italic"/>
    </style:style>
    <style:style style:name="T3" style:family="text">
      <style:text-properties fo:font-style="italic" officeooo:rsid="0004e765"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703f7" style:font-style-asian="italic" style:font-weight-asian="normal" style:font-style-complex="italic" style:font-weight-complex="normal"/>
    </style:style>
    <style:style style:name="T6" style:family="text">
      <style:text-properties fo:font-style="italic" fo:font-weight="normal" officeooo:rsid="0008299a" style:font-style-asian="italic" style:font-weight-asian="normal" style:font-style-complex="italic" style:font-weight-complex="normal"/>
    </style:style>
    <style:style style:name="T7" style:family="text">
      <style:text-properties fo:font-style="italic" fo:font-weight="normal" officeooo:rsid="0009d0a6"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04e765" style:font-style-asian="normal" style:font-style-complex="normal"/>
    </style:style>
    <style:style style:name="T10" style:family="text">
      <style:text-properties fo:font-style="normal" fo:font-weight="normal" officeooo:rsid="000703f7" style:font-style-asian="normal" style:font-weight-asian="normal" style:font-style-complex="normal" style:font-weight-complex="normal"/>
    </style:style>
    <style:style style:name="T11" style:family="text">
      <style:text-properties fo:font-style="normal" fo:font-weight="normal" officeooo:rsid="0008299a" style:font-style-asian="normal" style:font-weight-asian="normal" style:font-style-complex="normal" style:font-weight-complex="normal"/>
    </style:style>
    <style:style style:name="T12" style:family="text">
      <style:text-properties fo:font-style="normal" fo:font-weight="bold" officeooo:rsid="0006c747" style:font-style-asian="normal" style:font-weight-asian="bold" style:font-style-complex="normal" style:font-weight-complex="bold"/>
    </style:style>
    <style:style style:name="T13" style:family="text">
      <style:text-properties fo:font-style="normal" fo:font-weight="bold" officeooo:rsid="0002ce3c" style:font-style-asian="normal" style:font-weight-asian="bold" style:font-style-complex="normal"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703f7" style:font-weight-asian="normal" style:font-weight-complex="normal"/>
    </style:style>
    <style:style style:name="T16" style:family="text">
      <style:text-properties fo:font-weight="normal" officeooo:rsid="0008299a" style:font-weight-asian="normal" style:font-weight-complex="normal"/>
    </style:style>
    <style:style style:name="T17" style:family="text">
      <style:text-properties fo:font-weight="normal" officeooo:rsid="0009d0a6" style:font-weight-asian="normal" style:font-weight-complex="normal"/>
    </style:style>
    <style:style style:name="T18"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ego Alejandro González Vargas – 202110240</text:p>
      <text:p text:style-name="P1">Nicolas <text:span text:style-name="T1">Bedoya</text:span> Figueroa – 202212100 </text:p>
      <text:p text:style-name="P1">Santiago Martínez Novoa – 202112020</text:p>
      <text:p text:style-name="P1">Nicolas Rozo Fajardo – 202112920</text:p>
      <text:p text:style-name="P1"/>
      <text:p text:style-name="P1"/>
      <text:p text:style-name="P2">INFORME DE IMPLEMENTACIÓN – TAREA 5</text:p>
      <text:p text:style-name="P2"/>
      <text:p text:style-name="P2"/>
      <text:p text:style-name="P3">1. INTRODUCCIÓN</text:p>
      <text:p text:style-name="P3"/>
      <text:p text:style-name="P4">En este informe se presenta un resumen de las implementaciones desarrolladas en los notebooks, cuyo objetivo fue construir y evaluar clasificadores para dos conjuntos de datos utilizando modelos con arquitecturas <text:span text:style-name="T2">encoder</text:span> y <text:span text:style-name="T2">decoder</text:span>, con el fin de comparar su rendimiento en la tarea específica. En particular, se entrenaron clasificadores para los conjuntos de datos <text:span text:style-name="T2">20 Newsgroup</text:span> (20 clases) y <text:span text:style-name="T2">Multi-Domain Sentiment Analysis </text:span>(2 clases), empleando los modelos <text:span text:style-name="T2">encoder bert-base-uncased </text:span><text:span text:style-name="T8">y </text:span><text:span text:style-name="T2">distilbert-base-uncased</text:span><text:span text:style-name="T8">, así como los modelos </text:span><text:span text:style-name="T2">decoder </text:span><text:span text:style-name="T8">de código abierto </text:span><text:span text:style-name="T2">GPT-2, GPT-2-Xl</text:span><text:span text:style-name="T8"> y </text:span><text:span text:style-name="T2">Gemma2. </text:span><text:span text:style-name="T8">El siguiente análisis aborda la comparación de desempeño, robustez y características prácticas de la implementación de ambas arquitecturas, junto con una discusión sobre aspectos específicos de su implementación. </text:span></text:p>
      <text:p text:style-name="P5"/>
      <text:p text:style-name="P6">2. DETALLES DE LA IMPLEMENTACIÓN</text:p>
      <text:p text:style-name="P6"/>
      <text:p text:style-name="P4"><text:span text:style-name="T8">La carga y preparación de los conjuntos de datos fue común para ambas arquitecturas. Los conjuntos de datos se obtuvieron a partir de sus archivos fuente y se almacenaron en </text:span><text:span text:style-name="T2">dataframes</text:span><text:span text:style-name="T8">, los cuales se dividieron en tres subconjuntos: entrenamiento, validación y prueba. Los subconjuntos de entrenamiento y validación se utilizaron exclusivamente en los modelos </text:span><text:span text:style-name="T2">encoder</text:span><text:span text:style-name="T8"> durante la etapa de </text:span><text:span text:style-name="T2">fine-tunning</text:span><text:span text:style-name="T8">, mientras que el conjunto de prueba se empleó para la evaluación final de todos los modelos, tanto </text:span><text:span text:style-name="T2">encoder </text:span><text:span text:style-name="T8">como </text:span><text:span text:style-name="T2">decoder</text:span><text:span text:style-name="T8">, calculando sobre él las métricas de desempeño. Cabe resaltar que esta decisión se tomo ya que lo modelos </text:span><text:span text:style-name="T2">decoder</text:span><text:span text:style-name="T8"> no se re-entrenaron y había que garantizar que ambas arquitecturas fueran evaluadas sobre el mismo conjunto de datos para que los resultados fueran comparables. </text:span></text:p>
      <text:p text:style-name="P5"/>
      <text:p text:style-name="P4"><text:span text:style-name="T8">A todos los textos se les aplicó la misma función de limpieza, encargada de eliminar direcciones de correo electrónico, enlaces y otros elementos textuales que no son relevantes para la tarea de clasificación y que, por el contrario, aumenta el tamaño de la entrada y la demanda de recursos computacionales. Adicionalmente, en el caso del conjunto de datos </text:span><text:span text:style-name="T2">Multi-Domain Sentiment Analysis</text:span><text:span text:style-name="T8">, que originalmente se encontraba en formato </text:span><text:span text:style-name="T2">Bag of Words</text:span><text:span text:style-name="T8">, las palabras correspondientes a cada documento se unieron en una sola cadena de texto, con el fin de permitir su procesamiento por parte de los modelos de lenguaje. </text:span></text:p>
      <text:p text:style-name="P5"/>
      <text:p text:style-name="P4"><text:span text:style-name="T8">Para los modelos de tipo </text:span><text:span text:style-name="T2">encoder</text:span><text:span text:style-name="T8">, se cargaron los </text:span><text:span text:style-name="T2">tokenizadores</text:span><text:span text:style-name="T8"> correspondientes a cada modelo y se aplicó el proceso de </text:span><text:span text:style-name="T2">tokenización</text:span><text:span text:style-name="T8"> sobre el texto limpio. Adicionalmente, las etiquetas de clase se transformaron a formato categórico, y posteriormente se construyeron los </text:span><text:span text:style-name="T2">dataloaders</text:span><text:span text:style-name="T8"> necesarios para el entrenamiento supervisado. A cada modelo se el añadió una cabeza de clasificación (capa densa) y el </text:span><text:span text:style-name="T2">fine-tunning</text:span><text:span text:style-name="T8"> se realizó sobre todos los parámetros del modelo base, buscando ajustar completamente las representaciones al dominio de cada tarea. Cabe resaltar que el conjunto de validación se utilizó para ir evaluando el modelo y guardar aquel con mejor </text:span><text:span text:style-name="T2">accuracy</text:span><text:span text:style-name="T8">.</text:span></text:p>
      <text:p text:style-name="P5"/>
      <text:p text:style-name="P10"><text:soft-page-break/><text:span text:style-name="T8">Por otro lado, para </text:span><text:span text:style-name="T9">los m</text:span><text:span text:style-name="T8">odelos de tipo </text:span><text:span text:style-name="T2">decoder</text:span><text:span text:style-name="T8">, </text:span><text:span text:style-name="T9">se cargaron los parámetros preentrenados de cada modelo, se </text:span><text:span text:style-name="T3">tokenizaron</text:span><text:span text:style-name="T9"> los datos usando el </text:span><text:span text:style-name="T3">tokenizador</text:span><text:span text:style-name="T9"> correspondiente y se realizó inferencia sobre los textos del conjunto de pruebas mediante el uso de </text:span><text:span text:style-name="T3">prompts </text:span><text:span text:style-name="T9">o instrucciones específicas diseñadas para cada tarea. Este proceso se repitió iterativamente con diferentes formulaciones de </text:span><text:span text:style-name="T3">prompt</text:span><text:span text:style-name="T9">, aspecto que se discute con mayor detalle en una sección posterior dedicada al análisis de esta tarea. </text:span></text:p>
      <text:p text:style-name="P6"/>
      <text:p text:style-name="P6">3. ANÁLISIS DE DESEMPEÑO</text:p>
      <text:p text:style-name="P6"/>
      <text:p text:style-name="P7"><text:span text:style-name="T8">En esta sección se presentan los resultados obtenidos por los distintos modelos en las tareas de clasificación correspondientes a los conjuntos de datos mencionados anteriormente. Para casa caso se reportan las métricas de evaluación calculadas sobre el conjunto de prueba, incluyendo </text:span><text:span text:style-name="T2">accuracy, precision, recall </text:span><text:span text:style-name="T8">y </text:span><text:span text:style-name="T2">F1-score</text:span><text:span text:style-name="T8">, con el fin de comparar el rendimiento de las arquitecturas bajo las mismas condiciones experimentales. </text:span></text:p>
      <text:p text:style-name="P7"><text:span text:style-name="T8"/></text:p>
      <text:list xml:id="list2633624752" text:style-name="L1">
        <text:list-item>
          <text:p text:style-name="P12"><text:span text:style-name="T12">Resultados del conjunto 20 Newsgroup: </text:span><text:span text:style-name="T10">Los modelos </text:span><text:span text:style-name="T5">bert-base-uncased</text:span><text:span text:style-name="T10"> y </text:span><text:span text:style-name="T5">distilbert-base-uncased </text:span><text:span text:style-name="T10">mostraron un desempeño consistente y elevado. </text:span><text:span text:style-name="T5">BERT </text:span><text:span text:style-name="T10">alcanzó un accuracy de 0.7954 y un F1-Score Macro de 0.7891, mientras que </text:span><text:span text:style-name="T5">DISTILBERT</text:span><text:span text:style-name="T10">, a pesar de ser una versión reducida del modelo original, obtuvo resultados comparables con un </text:span><text:span text:style-name="Emphasis"><text:span text:style-name="T15">accuracy</text:span></text:span><text:span text:style-name="T10"> de </text:span><text:span text:style-name="Strong_20_Emphasis"><text:span text:style-name="T10">0.7826</text:span></text:span><text:span text:style-name="T10"> y un </text:span><text:span text:style-name="Emphasis"><text:span text:style-name="T15">F1-score macro</text:span></text:span><text:span text:style-name="T10"> de </text:span><text:span text:style-name="Strong_20_Emphasis"><text:span text:style-name="T10">0.7748</text:span></text:span><text:span text:style-name="T10">. Estos valores reflejan la capacidad de las arquitecturas </text:span><text:span text:style-name="Emphasis"><text:span text:style-name="T15">encoder</text:span></text:span><text:span text:style-name="T10"> para capturar relaciones contextuales profundas entre palabras y representar de forma eficiente la estructura semántica de los documentos.</text:span></text:p>
          <text:p text:style-name="P11"><text:span text:style-name="T10"/></text:p>
          <text:p text:style-name="P12"><text:span text:style-name="T14">En contraste, los modelos </text:span><text:span text:style-name="Emphasis"><text:span text:style-name="T14">decoder</text:span></text:span><text:span text:style-name="T14"> (</text:span><text:span text:style-name="Strong_20_Emphasis"><text:span text:style-name="T14">GPT-2</text:span></text:span><text:span text:style-name="T14">, </text:span><text:span text:style-name="Strong_20_Emphasis"><text:span text:style-name="T14">GPT-2-XL</text:span></text:span><text:span text:style-name="T14"> y </text:span><text:span text:style-name="Strong_20_Emphasis"><text:span text:style-name="T14">Gemma2</text:span></text:span><text:span text:style-name="T14">) mostraron un rendimiento significativamente inferior. </text:span><text:span text:style-name="Strong_20_Emphasis"><text:span text:style-name="T14">GPT-2</text:span></text:span><text:span text:style-name="T14"> y </text:span><text:span text:style-name="Strong_20_Emphasis"><text:span text:style-name="T14">GPT-2-XL</text:span></text:span><text:span text:style-name="T14"> apenas alcanzaron una </text:span><text:span text:style-name="Emphasis"><text:span text:style-name="T14">accuracy</text:span></text:span><text:span text:style-name="T14"> de </text:span><text:span text:style-name="Strong_20_Emphasis"><text:span text:style-name="T14">0.0537</text:span></text:span><text:span text:style-name="T14">, mientras que </text:span><text:span text:style-name="Strong_20_Emphasis"><text:span text:style-name="T14">Gemma2</text:span></text:span><text:span text:style-name="T14"> obtuvo el mejor resultado entre los </text:span><text:span text:style-name="Emphasis"><text:span text:style-name="T14">decoders</text:span></text:span><text:span text:style-name="T14"> con una </text:span><text:span text:style-name="Emphasis"><text:span text:style-name="T14">accuracy</text:span></text:span><text:span text:style-name="T14"> de </text:span><text:span text:style-name="Strong_20_Emphasis"><text:span text:style-name="T14">0.1107</text:span></text:span><text:span text:style-name="T14"> y un </text:span><text:span text:style-name="Emphasis"><text:span text:style-name="T14">F1-score macro</text:span></text:span><text:span text:style-name="T14"> de </text:span><text:span text:style-name="Strong_20_Emphasis"><text:span text:style-name="T14">0.0464</text:span></text:span><text:span text:style-name="T14">. Estos valores evidencian las dificultades de los </text:span><text:span text:style-name="Emphasis"><text:span text:style-name="T14">decoders</text:span></text:span><text:span text:style-name="T14"> para abordar tareas de clasificación con múltiples clases, especialmente cuando no se realiza un entrenamiento supervisado y el desempeño depende exclusivamente de la formulación del </text:span><text:span text:style-name="Emphasis"><text:span text:style-name="T14">prompt</text:span></text:span><text:span text:style-name="T14">.</text:span></text:p>
          <text:p text:style-name="P13"><text:span text:style-name="T14"/></text:p>
        </text:list-item>
        <text:list-item>
          <text:p text:style-name="P12"><text:span text:style-name="T12">Resultados del conjunto Multi-Domain Sentiment Analysis: </text:span><text:span text:style-name="T8">En esta tarea binaria de análisis de sentimiento, los modelos encoder volvieron a demostrar un desempeño sobresaliente. DISTILBERT-BASE-UNCASED alcanzó un </text:span><text:span text:style-name="Emphasis">accuracy</text:span><text:span text:style-name="T8"> de 0.8825 y un </text:span><text:span text:style-name="Emphasis">F1-score macro</text:span><text:span text:style-name="T8"> de 0.8825, consolidando su eficacia para la clasificación supervisada incluso en contextos con menor número de clases. Estos resultados reflejan la capacidad de las arquitecturas basadas en </text:span><text:span text:style-name="Emphasis">encoders</text:span><text:span text:style-name="T8"> para generar representaciones semánticas robustas y capturar de manera precisa las diferencias entre opiniones positivas y negativas.</text:span></text:p>
          <text:p text:style-name="P12"/>
          <text:p text:style-name="P12">Por otro lado, los modelos <text:span text:style-name="Emphasis">decoder</text:span> presentaron un rendimiento más modesto, aunque superior al observado en el conjunto 20 Newsgroup. GPT-2 y GPT-2-XL alcanzaron <text:span text:style-name="Emphasis">accuracies</text:span> de 0.5125 y 0.5500 respectivamente, mientras que Gemma2 obtuvo el mejor desempeño entre los <text:span text:style-name="Emphasis">decoders</text:span> con una <text:span text:style-name="Emphasis">accuracy</text:span> de 0.6042 y un <text:span text:style-name="Emphasis">F1-score macro</text:span> de 0.5533. Si bien los resultados siguen siendo inferiores a los de los modelos <text:span text:style-name="Emphasis">encoder</text:span>, se evidencia una mejora relativa atribuible a la menor complejidad de la tarea, en la que los <text:span text:style-name="Emphasis">decoders</text:span> pueden apoyarse en patrones de lenguaje más simples y coherentes con los ejemplos de entrada.</text:p>
        </text:list-item>
      </text:list>
      <text:p text:style-name="P9"><text:span text:style-name="T8"/></text:p>
      <text:p text:style-name="P10"><text:span text:style-name="T8">En términos generales, los experimentos confirman que los modelos de tipo </text:span><text:span text:style-name="Emphasis">encoder</text:span><text:span text:style-name="T8"> presentan un desempeño superior en tareas de clasificación, especialmente en escenarios multiclase y con estructuras temáticas complejas. Su entrenamiento mediante </text:span><text:span text:style-name="Emphasis">fine-tuning</text:span><text:span text:style-name="T8"> permite ajustar de manera precisa las </text:span><text:soft-page-break/><text:span text:style-name="T8">representaciones internas al dominio del problema, lo que se traduce en una mayor precisión y estabilidad en las predicciones.</text:span></text:p>
      <text:p text:style-name="P10"><text:span text:style-name="T8"/></text:p>
      <text:p text:style-name="P10">Por otro lado, los modelos <text:span text:style-name="Emphasis">decoder</text:span> evidenciaron limitaciones propias de su naturaleza generativa. Su rendimiento depende en gran medida de la formulación del <text:span text:style-name="Emphasis">prompt</text:span>, y tienden a producir respuestas inconsistentes cuando los textos a clasificar son complejos o existen múltiples categorías posibles. No obstante, estos modelos demostraron una notable flexibilidad y capacidad de adaptación en tareas más simples, lo que respalda su utilidad en contextos donde no se dispone de un proceso de entrenamiento adicional o se requiere realizar clasificación mediante instrucciones en lenguaje natural.</text:p>
      <text:p text:style-name="P6"/>
      <text:p text:style-name="P6">4. ANÁLISIS DE ROBUSTEZ</text:p>
      <text:p text:style-name="P6"/>
      <text:p text:style-name="P10"><text:span text:style-name="T14">El conjunto </text:span><text:span text:style-name="Strong_20_Emphasis"><text:span text:style-name="T4">20 Newsgroup</text:span></text:span><text:span text:style-name="T14"> (20 clases) representa un escenario mucho más exigente por la combinación de mayor número de categorías y ruido textual (encabezados, citas, fragmentos técnicos). El problema multiclase incrementa la complejidad de las fronteras de decisión y exige representaciones más finas, </text:span><text:span text:style-name="T16">por lo cual, </text:span><text:span text:style-name="T14">los </text:span><text:span text:style-name="Emphasis"><text:span text:style-name="T14">encoders</text:span></text:span><text:span text:style-name="T14"> </text:span><text:span text:style-name="T16">muestran</text:span><text:span text:style-name="T14"> mayor capacidad de generalización y estabilidad, mientras que los </text:span><text:span text:style-name="Emphasis"><text:span text:style-name="T14">decoders</text:span></text:span><text:span text:style-name="T14"> </text:span><text:span text:style-name="T16">presentan</text:span><text:span text:style-name="T14"> dificultades para discriminar tantas clases sin un ajuste supervisado, reflejando menor robustez ante tareas complejas.</text:span></text:p>
      <text:p text:style-name="P10"><text:span text:style-name="T14"/></text:p>
      <text:p text:style-name="P10"><text:span text:style-name="T14">En contraste, </text:span><text:span text:style-name="Strong_20_Emphasis"><text:span text:style-name="T4">Multi-Domain Sentiment Analysis</text:span></text:span><text:span text:style-name="T14"> (clasificación binaria) es una tarea más simple y con señales léxicas más directas, lo que favoreció tanto a </text:span><text:span text:style-name="Emphasis"><text:span text:style-name="T14">encoders</text:span></text:span><text:span text:style-name="T14"> como a </text:span><text:span text:style-name="Emphasis"><text:span text:style-name="T14">decoders</text:span></text:span><text:span text:style-name="T14">. La reducida cantidad de clases facilita la formulación de </text:span><text:span text:style-name="Emphasis"><text:span text:style-name="T14">prompts</text:span></text:span><text:span text:style-name="T14"> y la interpretación de las salidas generativas, permitiendo que los </text:span><text:span text:style-name="Emphasis"><text:span text:style-name="T14">decoders</text:span></text:span><text:span text:style-name="T14"> obtengan resultados más competitivos. En resumen, a mayor número de clases y ruido, mejor rendimiento y robustez proporcionan los </text:span><text:span text:style-name="Emphasis"><text:span text:style-name="T14">encoders </text:span></text:span><text:span text:style-name="Emphasis"><text:span text:style-name="T11">debido a su naturaleza bidireccional, mientras que para tareas más limpias y con un lenguaje más descriptivo, los </text:span></text:span><text:span text:style-name="Emphasis"><text:span text:style-name="T6">decoders</text:span></text:span><text:span text:style-name="Emphasis"><text:span text:style-name="T11"> pueden logran un rendimiento aceptable sin la necesidad de re-entrenar el modelo. </text:span></text:span></text:p>
      <text:p text:style-name="P6"/>
      <text:p text:style-name="P6">5. VENTAJAS Y LIMITACIONES</text:p>
      <text:p text:style-name="P6"/>
      <text:p text:style-name="P10"><text:span text:style-name="T14">Las arquitecturas </text:span><text:span text:style-name="Strong_20_Emphasis"><text:span text:style-name="T4">encoder</text:span></text:span><text:span text:style-name="T14">, representadas por modelos como </text:span><text:span text:style-name="Emphasis"><text:span text:style-name="T14">BERT</text:span></text:span><text:span text:style-name="T14"> y </text:span><text:span text:style-name="Emphasis"><text:span text:style-name="T14">D</text:span></text:span><text:span text:style-name="Emphasis"><text:span text:style-name="T16">ISTIL</text:span></text:span><text:span text:style-name="Emphasis"><text:span text:style-name="T14">BERT</text:span></text:span><text:span text:style-name="T14">, ofrecen ventajas claras para tareas de clasificación supervisada. Su capacidad para generar representaciones contextuales bidireccionales permite capturar relaciones semánticas profundas entre palabras y contextos, lo que se traduce en alta precisión y estabilidad en las predicciones. Además, el proceso de </text:span><text:span text:style-name="Emphasis"><text:span text:style-name="T14">fine-tuning</text:span></text:span><text:span text:style-name="T14"> posibilita adaptar completamente el modelo al dominio específico del problema. Sin embargo, su principal limitación radica en el costo computacional y de tiempo asociado al entrenamiento, así como en la necesidad de contar con datos etiquetados y recursos de hardware adecuados para realizar el ajuste de parámetros.</text:span></text:p>
      <text:p text:style-name="P10"><text:span text:style-name="T14"/></text:p>
      <text:p text:style-name="P10"><text:span text:style-name="T14">Por otro lado, las arquitecturas </text:span><text:span text:style-name="Strong_20_Emphasis"><text:span text:style-name="T4">decoder</text:span></text:span><text:span text:style-name="T14">, como </text:span><text:span text:style-name="Emphasis"><text:span text:style-name="T4">GPT-2</text:span></text:span><text:span text:style-name="T14">, </text:span><text:span text:style-name="Emphasis"><text:span text:style-name="T14">GPT-2-XL</text:span></text:span><text:span text:style-name="T14"> y </text:span><text:span text:style-name="Emphasis"><text:span text:style-name="T14">Gemma2</text:span></text:span><text:span text:style-name="T14">, destacan por su flexibilidad y facilidad de uso sin requerir entrenamiento adicional. Pueden abordar tareas mediante instrucciones en lenguaje natural,</text:span><text:span text:style-name="T16"> lo que los hace útiles para usuarios con poca experiencia técnica o donde no se desea re-entrenar modelos</text:span><text:span text:style-name="T14">. No obstante, su desempeño depende en gran medida de la calidad y formulación del </text:span><text:span text:style-name="Emphasis"><text:span text:style-name="T14">prompt</text:span></text:span><text:span text:style-name="T14">, y tienden a producir respuestas inconsistentes en tareas complejas o con múltiples clases. Además, al no estar optimizados para clasificación, requieren estrategias adicionales para traducir sus salidas generativas en etiquetas precisas.</text:span></text:p>
      <text:p text:style-name="P6"/>
      <text:p text:style-name="P6"/>
      <text:p text:style-name="P6"/>
      <text:p text:style-name="P6"/>
      <text:p text:style-name="P6"><text:soft-page-break/>6. SELECCIÓN Y SENSIBILIDAD DE LOS PROMPTS</text:p>
      <text:p text:style-name="P6"/>
      <text:p text:style-name="P10"><text:span text:style-name="T14">Durante la implementación de los modelos </text:span><text:span text:style-name="Emphasis"><text:span text:style-name="T14">decoder</text:span></text:span><text:span text:style-name="T14">, se observó que la formulación del </text:span><text:span text:style-name="Emphasis"><text:span text:style-name="T14">prompt</text:span></text:span><text:span text:style-name="T14"> tuvo un impacto directo y significativo en el desempeño del modelo. Inicialmente, se utilizaron instrucciones simples sin ejemplos explícitos, lo que produjo respuestas inconsistentes y una alta variabilidad en las predicciones, especialmente en el conjunto </text:span><text:span text:style-name="Strong_20_Emphasis"><text:span text:style-name="T14">20 Newsgroups</text:span></text:span><text:span text:style-name="T14">, donde la cantidad de clases y la complejidad temática dificultaron la identificación precisa de categorías.</text:span></text:p>
      <text:p text:style-name="P10"><text:span text:style-name="T14"/></text:p>
      <text:p text:style-name="P10"><text:span text:style-name="T14">Posteriormente, se diseñaron </text:span><text:span text:style-name="Emphasis"><text:span text:style-name="T14">prompts</text:span></text:span><text:span text:style-name="T14"> más estructurados que incluían ejemplos de entrada y salida, junto con descripciones detalladas de la tarea. Para el conjunto </text:span><text:span text:style-name="Strong_20_Emphasis"><text:span text:style-name="T14">Multi-Domain Sentiment Analysis</text:span></text:span><text:span text:style-name="T14">, el </text:span><text:span text:style-name="Emphasis"><text:span text:style-name="T14">prompt</text:span></text:span><text:span text:style-name="T14"> se formuló como una instrucción explícita para clasificar opiniones como </text:span><text:span text:style-name="Emphasis"><text:span text:style-name="T14">positive</text:span></text:span><text:span text:style-name="T14"> o </text:span><text:span text:style-name="Emphasis"><text:span text:style-name="T14">negative</text:span></text:span><text:span text:style-name="T14">, acompañada de ejemplos ilustrativos. En el caso de </text:span><text:span text:style-name="Strong_20_Emphasis"><text:span text:style-name="T14">20 Newsgroups</text:span></text:span><text:span text:style-name="T14">, se proporcionó el contexto de que los mensajes provenían de foros en línea y se incluyó una lista explícita de categorías disponibles. Este enfoque guiado mejoró notablemente la coherencia y precisión de las respuestas, aunque las limitaciones inherentes de los modelos </text:span><text:span text:style-name="Emphasis"><text:span text:style-name="T14">decoder</text:span></text:span><text:span text:style-name="T14"> persistieron en tareas con muchas clases. </text:span><text:span text:style-name="T17">Cabe resaltar que los </text:span><text:span text:style-name="T7">prompts</text:span><text:span text:style-name="T17"> utilizados se pueden encontrar en el </text:span><text:span text:style-name="T7">notebook</text:span><text:span text:style-name="T17"> de </text:span><text:span text:style-name="T7">decoders</text:span><text:span text:style-name="T17">, específicados de manera explícita en las clases definidas para llevas a cabo el proceso de clasificación.</text:span></text:p>
      <text:p text:style-name="Standard"/>
      <text:p text:style-name="P14"><text:span text:style-name="T13">7. RECOMENDACIONES DE SELECCIÓN</text:span></text:p>
      <text:p text:style-name="P10"><text:span text:style-name="T14">De acuerdo con los resultados obtenidos, se recomienda utilizar </text:span><text:span text:style-name="Strong_20_Emphasis"><text:span text:style-name="T14">modelos </text:span></text:span><text:span text:style-name="Strong_20_Emphasis"><text:span text:style-name="T4">encoder</text:span></text:span><text:span text:style-name="T14"> cuando se cuente con los recursos computacionales y el conocimiento técnico necesarios para realizar </text:span><text:span text:style-name="Emphasis"><text:span text:style-name="T14">fine-tuning</text:span></text:span><text:span text:style-name="T14">. Estas arquitecturas resultan especialmente adecuadas para tareas de clasificación con múltiples clases o estructuras semánticas complejas, en las que se requiere capturar relaciones profundas entre los textos y sus categorías. Su entrenamiento supervisado permite ajustar las representaciones internas del modelo al dominio específico, logrando altos niveles de precisión y estabilidad.</text:span></text:p>
      <text:p text:style-name="P8"/>
      <text:p text:style-name="P10"><text:span text:style-name="T14">Por otro lado, el uso de </text:span><text:span text:style-name="Strong_20_Emphasis"><text:span text:style-name="T14">modelos </text:span></text:span><text:span text:style-name="Strong_20_Emphasis"><text:span text:style-name="T4">decoder</text:span></text:span><text:span text:style-name="T14"> es una alternativa válida en contextos donde no sea posible realizar entrenamiento adicional, no se disponga de datos etiquetados o se busque una solución práctica para tareas de clasificación más simples. Este enfoque es adecuado cuando las categorías son pocas y el lenguaje de entrada no presenta gran complejidad. Sin embargo, para alcanzar un rendimiento comparable al de los </text:span><text:span text:style-name="T4">encoders, </text:span><text:span text:style-name="T14">que aprovechan el ajuste supervisado, los </text:span><text:span text:style-name="T4">decoders</text:span><text:span text:style-name="T14"> deben contar con una escala considerable, del orden de </text:span><text:span text:style-name="Strong_20_Emphasis"><text:span text:style-name="T14">miles de millones de parámetros</text:span></text:span><text:span text:style-name="T14">, ya que solo así pueden compensar la falta de entrenamiento mediante su capacidad de </text:span><text:span text:style-name="Emphasis"><text:span text:style-name="T14">aprendizaje en contexto</text:span></text:span><text:span text:style-name="T14">.</text:span></text:p>
      <text:p text:style-name="P6"/>
      <text:p text:style-name="P6"/>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1T14:21:28.949491487</meta:creation-date>
    <dc:date>2025-11-11T16:25:48.210883052</dc:date>
    <meta:editing-duration>PT41M56S</meta:editing-duration>
    <meta:editing-cycles>5</meta:editing-cycles>
    <meta:generator>LibreOffice/7.3.7.2$Linux_X86_64 LibreOffice_project/30$Build-2</meta:generator>
    <meta:document-statistic meta:table-count="0" meta:image-count="0" meta:object-count="0" meta:page-count="4" meta:paragraph-count="35" meta:word-count="1849" meta:character-count="12696" meta:non-whitespace-character-count="10874"/>
  </office:meta>
</office:document-meta>
</file>